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Feature Red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cobaan</text:p>
          </table:table-cell>
          <table:table-cell office:value-type="string" calcext:value-type="string">
            <text:p>Jantung</text:p>
          </table:table-cell>
          <table:table-cell office:value-type="string" calcext:value-type="string">
            <text:p>Diabetes</text:p>
          </table:table-cell>
          <table:table-cell/>
          <table:table-cell office:value-type="string" calcext:value-type="string">
            <text:p>Jantung</text:p>
          </table:table-cell>
          <table:table-cell office:value-type="string" calcext:value-type="string">
            <text:p>Diabete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8461538462" calcext:value-type="float">
            <text:p>53.8461538462</text:p>
          </table:table-cell>
          <table:table-cell office:value-type="float" office:value="74.4588744589" calcext:value-type="float">
            <text:p>74.4588744589</text:p>
          </table:table-cell>
          <table:table-cell/>
          <table:table-cell office:value-type="float" office:value="47.2527472527" calcext:value-type="float">
            <text:p>47.2527472527</text:p>
          </table:table-cell>
          <table:table-cell office:value-type="float" office:value="68.3982683983" calcext:value-type="float">
            <text:p>68.39826839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.7472527473" calcext:value-type="float">
            <text:p>52.7472527473</text:p>
          </table:table-cell>
          <table:table-cell office:value-type="float" office:value="74.4588744589" calcext:value-type="float">
            <text:p>74.4588744589</text:p>
          </table:table-cell>
          <table:table-cell/>
          <table:table-cell office:value-type="float" office:value="56.043956044" calcext:value-type="float">
            <text:p>56.043956044</text:p>
          </table:table-cell>
          <table:table-cell office:value-type="float" office:value="70.5627705628" calcext:value-type="float">
            <text:p>70.562770562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.6483516484" calcext:value-type="float">
            <text:p>51.6483516484</text:p>
          </table:table-cell>
          <table:table-cell office:value-type="float" office:value="70.5627705628" calcext:value-type="float">
            <text:p>70.5627705628</text:p>
          </table:table-cell>
          <table:table-cell/>
          <table:table-cell office:value-type="float" office:value="49.4505494505" calcext:value-type="float">
            <text:p>49.4505494505</text:p>
          </table:table-cell>
          <table:table-cell office:value-type="float" office:value="75.7575757576" calcext:value-type="float">
            <text:p>75.757575757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5384615385" calcext:value-type="float">
            <text:p>61.5384615385</text:p>
          </table:table-cell>
          <table:table-cell office:value-type="float" office:value="72.7272727273" calcext:value-type="float">
            <text:p>72.7272727273</text:p>
          </table:table-cell>
          <table:table-cell/>
          <table:table-cell office:value-type="float" office:value="48.3516483516" calcext:value-type="float">
            <text:p>48.3516483516</text:p>
          </table:table-cell>
          <table:table-cell office:value-type="float" office:value="77.0562770563" calcext:value-type="float">
            <text:p>77.056277056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.6483516484" calcext:value-type="float">
            <text:p>51.6483516484</text:p>
          </table:table-cell>
          <table:table-cell office:value-type="float" office:value="69.696969697" calcext:value-type="float">
            <text:p>69.696969697</text:p>
          </table:table-cell>
          <table:table-cell/>
          <table:table-cell office:value-type="float" office:value="58.2417582418" calcext:value-type="float">
            <text:p>58.2417582418</text:p>
          </table:table-cell>
          <table:table-cell office:value-type="float" office:value="77.4891774892" calcext:value-type="float">
            <text:p>77.489177489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.4395604396" calcext:value-type="float">
            <text:p>60.4395604396</text:p>
          </table:table-cell>
          <table:table-cell office:value-type="float" office:value="70.5627705628" calcext:value-type="float">
            <text:p>70.5627705628</text:p>
          </table:table-cell>
          <table:table-cell/>
          <table:table-cell office:value-type="float" office:value="57.1428571429" calcext:value-type="float">
            <text:p>57.1428571429</text:p>
          </table:table-cell>
          <table:table-cell office:value-type="float" office:value="69.696969697" calcext:value-type="float">
            <text:p>69.69696969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.6483516484" calcext:value-type="float">
            <text:p>51.6483516484</text:p>
          </table:table-cell>
          <table:table-cell office:value-type="float" office:value="76.1904761905" calcext:value-type="float">
            <text:p>76.1904761905</text:p>
          </table:table-cell>
          <table:table-cell/>
          <table:table-cell office:value-type="float" office:value="54.9450549451" calcext:value-type="float">
            <text:p>54.9450549451</text:p>
          </table:table-cell>
          <table:table-cell office:value-type="float" office:value="75.3246753247" calcext:value-type="float">
            <text:p>75.324675324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2527472527" calcext:value-type="float">
            <text:p>47.2527472527</text:p>
          </table:table-cell>
          <table:table-cell office:value-type="float" office:value="75.3246753247" calcext:value-type="float">
            <text:p>75.3246753247</text:p>
          </table:table-cell>
          <table:table-cell/>
          <table:table-cell office:value-type="float" office:value="53.8461538462" calcext:value-type="float">
            <text:p>53.8461538462</text:p>
          </table:table-cell>
          <table:table-cell office:value-type="float" office:value="72.7272727273" calcext:value-type="float">
            <text:p>72.727272727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.3516483516" calcext:value-type="float">
            <text:p>48.3516483516</text:p>
          </table:table-cell>
          <table:table-cell office:value-type="float" office:value="67.0995670996" calcext:value-type="float">
            <text:p>67.0995670996</text:p>
          </table:table-cell>
          <table:table-cell/>
          <table:table-cell office:value-type="float" office:value="51.6483516484" calcext:value-type="float">
            <text:p>51.6483516484</text:p>
          </table:table-cell>
          <table:table-cell office:value-type="float" office:value="73.1601731602" calcext:value-type="float">
            <text:p>73.160173160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8461538462" calcext:value-type="float">
            <text:p>53.8461538462</text:p>
          </table:table-cell>
          <table:table-cell office:value-type="float" office:value="78.7878787879" calcext:value-type="float">
            <text:p>78.7878787879</text:p>
          </table:table-cell>
          <table:table-cell/>
          <table:table-cell office:value-type="float" office:value="48.3516483516" calcext:value-type="float">
            <text:p>48.3516483516</text:p>
          </table:table-cell>
          <table:table-cell office:value-type="float" office:value="66.6666666667" calcext:value-type="float">
            <text:p>66.6666666667</text:p>
          </table:table-cell>
          <table:table-cell table:number-columns-repeated="1018"/>
        </table:table-row>
        <table:table-row table:style-name="ro1">
          <table:table-cell/>
          <table:table-cell table:formula="of:=AVERAGE([.B3:.B12])" office:value-type="float" office:value="53.29670329673" calcext:value-type="float">
            <text:p>53.2967032967</text:p>
          </table:table-cell>
          <table:table-cell table:formula="of:=AVERAGE([.C3:.C12])" office:value-type="float" office:value="72.98701298704" calcext:value-type="float">
            <text:p>72.987012987</text:p>
          </table:table-cell>
          <table:table-cell/>
          <table:table-cell table:formula="of:=AVERAGE([.E3:.E12])" office:value-type="float" office:value="52.52747252748" calcext:value-type="float">
            <text:p>52.5274725275</text:p>
          </table:table-cell>
          <table:table-cell table:formula="of:=AVERAGE([.F3:.F12])" office:value-type="float" office:value="72.68398268401" calcext:value-type="float">
            <text:p>72.683982684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0:21:35.565138389</meta:creation-date>
    <dc:date>2017-01-02T10:34:18.334978610</dc:date>
    <meta:editing-duration>PT2M32S</meta:editing-duration>
    <meta:editing-cycles>1</meta:editing-cycles>
    <meta:document-statistic meta:table-count="1" meta:cell-count="61" meta:object-count="0"/>
    <meta:generator>LibreOffice/5.1.4.2$Linux_X86_64 LibreOffice_project/10m0$Build-2</meta:generator>
  </office:meta>
</office:document-meta>
</file>